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b0bf" officeooo:paragraph-rsid="000ab0bf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月21日</text:p>
      <text:p text:style-name="P1"/>
      <text:p text:style-name="P1"><text:tab/>1.使用node完成一次文件的复制</text:p>
      <text:p text:style-name="P1"/>
      <text:p text:style-name="P1"><text:tab/>2.使用node创建一个带有图片的响应的内容</text:p>
      <text:p text:style-name="P1"/>
      <text:p text:style-name="P1"><text:tab/>3.使用node完成一个RESTful的服务员工管理</text:p>
      <text:p text:style-name="P1"><text:tab/><text:tab/>RESTful 服务指的是使用不同的url 完成不同的功能</text:p>
      <text:p text:style-name="P1"><text:tab/><text:tab/>要求：</text:p>
      <text:p text:style-name="P1"><text:tab/><text:tab/><text:tab/>1./jwi/update 更新员工名字</text:p>
      <text:p text:style-name="P1"><text:tab/><text:tab/><text:tab/>2./jwi/delete <text:s/>删除员工</text:p>
      <text:p text:style-name="P1"><text:tab/><text:tab/><text:tab/>3./jwi/query <text:s text:c="2"/>查询员工</text:p>
      <text:p text:style-name="P1"><text:tab/><text:tab/><text:tab/>4./jwi/insert<text:tab/> 插入员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7:22:38.809114424</meta:creation-date>
    <dc:date>2016-07-21T17:37:00.589472685</dc:date>
    <meta:editing-duration>PT4M1S</meta:editing-duration>
    <meta:editing-cycles>1</meta:editing-cycles>
    <meta:document-statistic meta:table-count="0" meta:image-count="0" meta:object-count="0" meta:page-count="1" meta:paragraph-count="10" meta:word-count="95" meta:character-count="198" meta:non-whitespace-character-count="169"/>
    <meta:generator>LibreOffice/5.1.4.2$Linux_X86_64 LibreOffice_project/10m0$Build-2</meta:generator>
  </office:meta>
</office:document-meta>
</file>